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.54mm"/>
    </style:style>
    <style:style style:name="co2" style:family="table-column">
      <style:table-column-properties fo:break-before="auto" style:column-width="68.02mm"/>
    </style:style>
    <style:style style:name="co3" style:family="table-column">
      <style:table-column-properties fo:break-before="auto" style:column-width="139.36mm"/>
    </style:style>
    <style:style style:name="co4" style:family="table-column">
      <style:table-column-properties fo:break-before="auto" style:column-width="64.72mm"/>
    </style:style>
    <style:style style:name="co5" style:family="table-column">
      <style:table-column-properties fo:break-before="auto" style:column-width="134.02mm"/>
    </style:style>
    <style:style style:name="co6" style:family="table-column">
      <style:table-column-properties fo:break-before="auto" style:column-width="64.82mm"/>
    </style:style>
    <style:style style:name="co7" style:family="table-column">
      <style:table-column-properties fo:break-before="auto" style:column-width="100.89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25.98mm"/>
    </style:style>
    <style:style style:name="co10" style:family="table-column">
      <style:table-column-properties fo:break-before="auto" style:column-width="64.03mm"/>
    </style:style>
    <style:style style:name="co11" style:family="table-column">
      <style:table-column-properties fo:break-before="auto" style:column-width="14.82mm"/>
    </style:style>
    <style:style style:name="co12" style:family="table-column">
      <style:table-column-properties fo:break-before="auto" style:column-width="22.49mm"/>
    </style:style>
    <style:style style:name="co13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82mm" fo:break-before="auto" style:use-optimal-row-height="true"/>
    </style:style>
    <style:style style:name="ro3" style:family="table-row">
      <style:table-row-properties style:row-height="19.58mm" fo:break-before="auto" style:use-optimal-row-height="tru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fo:color="#eeeeee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dddddd" fo:wrap-option="wrap" fo:border="0.06pt solid #000000" style:vertical-align="middle"/>
    </style:style>
    <style:style style:name="ce5" style:family="table-cell" style:parent-style-name="Default" style:data-style-name="N0">
      <style:table-cell-properties fo:wrap-option="wrap" fo:border="0.06pt solid #000000" style:vertical-align="middle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18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top"/>
      <style:paragraph-properties fo:text-align="center"/>
      <style:text-properties fo:color="#eeeeee"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fo:border="0.06pt solid #000000" style:vertical-align="middle"/>
    </style:style>
    <style:style style:name="ce14" style:family="table-cell" style:parent-style-name="Default" style:data-style-name="N100">
      <style:table-cell-properties fo:background-color="transparent" fo:wrap-option="wrap" fo:border="0.06pt solid #000000" style:vertical-align="middle"/>
    </style:style>
    <style:style style:name="ce8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 style:data-style-name="N100">
      <style:table-cell-properties fo:background-color="#dddddd" fo:wrap-option="wrap" fo:border="0.06pt solid #000000" style:vertical-align="top"/>
    </style:style>
    <style:style style:name="ce7" style:family="table-cell" style:parent-style-name="Default" style:data-style-name="N100">
      <style:table-cell-properties fo:wrap-option="wrap" fo:border="0.06pt solid #000000" style:vertical-align="top"/>
    </style:style>
    <style:style style:name="ce27" style:family="table-cell" style:parent-style-name="Default" style:data-style-name="N0">
      <style:table-cell-properties fo:background-color="#dddddd" fo:wrap-option="wrap" fo:border="0.06pt solid #000000" style:vertical-align="top"/>
    </style:style>
    <style:style style:name="ce28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29" style:family="table-cell" style:parent-style-name="Default" style:data-style-name="N0">
      <style:table-cell-properties fo:wrap-option="wrap" fo:border="0.06pt solid #000000" style:vertical-align="top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eeeeee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top"/>
    </style:style>
    <style:style style:name="ce34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style:font-relief="none" style:language-asian="zh" style:country-asian="CN" fo:language="es" fo:country="CR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1"/>
    </style:style>
    <style:style style:name="T3" style:family="text">
      <style:text-properties style:font-style-complex="normal" style:font-relief="none" style:font-weight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style:font-size-asian="11pt" style:font-name="Liberation Sans1" fo:font-weight="normal" style:text-line-through-type="none" style:text-outline="false" style:text-line-through-mode="continuous" style:language-asian="zh" style:country-asian="CN" style:font-name-asian="Liberation Sans1" style:font-weight-asian="normal" style:font-style-asian="normal" style:text-emphasize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language-asian="zh" style:country-asian="CN" style:text-emphasize="none" style:text-line-through-mode="continuous" style:font-style-asian="normal" style:font-weight-complex="normal" style:font-weight-asian="normal" style:font-size-complex="11pt" style:font-size-asian="11pt" style:font-name-complex="Liberation Sans1" style:font-name-asian="Liberation Sans1" style:font-relief="none" style:font-style-complex="normal" fo:language="es" fo:country="CR" fo:text-shadow="none" style:text-outline="false" fo:font-style="normal" style:text-line-through-type="none" style:text-underline-style="none" style:text-underline-color="font-color" fo:font-weight="normal" fo:font-size="11pt" style:font-name="Liberation Sans1" fo:color="#000000"/>
    </style:style>
    <style:style style:name="T5" style:family="text">
      <style:text-properties style:font-size-asian="11pt" style:text-overline-style="none" style:text-overline-color="font-color" style:text-emphasize="none" style:font-style-asian="normal" style:font-weight-asian="normal" style:font-name-asian="Liberation Sans1" style:language-asian="zh" style:country-asian="CN" style:text-line-through-mode="continuous" style:text-outline="false" style:text-line-through-type="none" fo:font-weight="normal" style:font-name="Liberation Sans1" style:font-style-complex="normal" fo:color="#000000" fo:font-size="11pt" style:text-underline-style="none" style:text-underline-color="font-color" fo:font-style="normal" fo:text-shadow="none" fo:language="es" fo:country="CR" style:language-complex="hi" style:country-complex="IN" style:font-name-complex="Liberation Sans1" style:font-size-complex="11pt" style:font-weight-complex="normal" style:font-relief="none"/>
    </style:style>
    <style:style style:name="T6" style:family="text">
      <style:text-properties fo:font-style="normal" style:font-relief="none" style:font-style-complex="normal" style:font-weight-complex="normal" style:font-size-complex="11pt" style:font-name-complex="Liberation Sans1" style:language-complex="hi" style:country-complex="IN" fo:language="es" fo:country="CR" fo:text-shadow="none" style:text-underline-style="none" style:text-underline-color="font-color" fo:font-size="11pt" fo:color="#000000" style:font-weight-asian="normal" style:font-name="Liberation Sans1" fo:font-weight="normal" style:text-line-through-type="none" style:text-outline="false" style:text-line-through-mode="continuous" style:language-asian="zh" style:country-asian="CN" style:font-name-asian="Liberation Sans1" style:font-size-asian="11pt" style:font-style-asian="normal" style:text-emphasize="none" style:text-overline-style="none" style:text-overline-color="font-color"/>
    </style:style>
    <style:style style:name="T7" style:family="text">
      <style:text-properties style:font-weight-complex="normal" style:font-relief="none" style:font-style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style:font-name-asian="Liberation Sans1" style:font-name="Liberation Sans1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  <style:style style:name="T8" style:family="text">
      <style:text-properties fo:text-shadow="none" style:font-relief="none" style:font-style-complex="normal" style:font-weight-complex="normal" style:font-size-complex="11pt" style:font-name-complex="Liberation Sans1" style:language-complex="hi" style:country-complex="IN" fo:language="es" fo:country="CR" fo:font-style="normal" style:text-underline-style="none" style:text-underline-color="font-color" fo:font-size="11pt" fo:color="#000000" style:font-style-asian="normal" style:font-name="Liberation Sans1" fo:font-weight="normal" style:text-line-through-type="none" style:text-outline="false" style:text-line-through-mode="continuous" style:language-asian="zh" style:country-asian="CN" style:font-name-asian="Liberation Sans1" style:font-size-asian="11pt" style:font-weight-asian="normal" style:text-emphasize="none" style:text-overline-style="none" style:text-overline-color="font-color"/>
    </style:style>
    <style:style style:name="T9" style:family="text">
      <style:text-properties fo:language="es" fo:country="CR" style:font-relief="none" style:font-style-complex="normal" style:font-weight-complex="normal" style:font-size-complex="11pt" style:font-name-complex="Liberation Sans1" style:language-complex="hi" style:country-complex="IN" fo:text-shadow="none" fo:font-style="normal" style:text-underline-style="none" style:text-underline-color="font-color" fo:font-size="11pt" fo:color="#000000" style:text-line-through-type="none" style:font-name="Liberation Sans1" fo:font-weight="normal" style:text-outline="false" style:text-line-through-mode="continuous" style:language-asian="zh" style:country-asian="CN" style:font-name-asian="Liberation Sans1" style:font-size-asian="11pt" style:font-weight-asian="normal" style:font-style-asian="normal" style:text-emphasize="none" style:text-overline-style="none" style:text-overline-color="font-color"/>
    </style:style>
    <style:style style:name="T10" style:family="text">
      <style:text-properties fo:font-size="11pt" style:font-relief="none" style:font-style-complex="normal" style:font-weight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color="#000000" style:font-name-asian="Liberation Sans1" style:font-name="Liberation Sans1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  <style:style style:name="T11" style:family="text">
      <style:text-properties style:font-name-complex="Liberation Sans1" style:font-relief="none" style:font-style-complex="normal" style:font-weight-complex="normal" style:font-size-complex="11pt" style:language-complex="hi" style:country-complex="IN" fo:language="es" fo:country="CR" fo:text-shadow="none" fo:font-style="normal" style:text-underline-style="none" style:text-underline-color="font-color" fo:font-size="11pt" fo:color="#000000" style:text-line-through-mode="continuous" style:font-name="Liberation Sans1" fo:font-weight="normal" style:text-line-through-type="none" style:text-outline="false" style:language-asian="zh" style:country-asian="CN" style:font-name-asian="Liberation Sans1" style:font-size-asian="11pt" style:font-weight-asian="normal" style:font-style-asian="normal" style:text-emphasize="none" style:text-overline-style="none" style:text-overline-color="font-color"/>
    </style:style>
    <style:style style:name="T12" style:family="text">
      <style:text-properties style:font-name="Liberation Sans1" style:font-relief="none" style:font-style-complex="normal" style:font-weight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fo:font-weight="normal" style:text-line-through-type="none" style:text-outline="false" style:text-line-through-mode="continuous" style:language-asian="zh" style:country-asian="CN" style:font-name-asian="Liberation Sans1" style:font-size-asian="11pt" style:font-weight-asian="normal" style:font-style-asian="normal" style:text-emphasize="none" style:text-overline-style="none" style:text-overline-color="font-color"/>
    </style:style>
    <style:style style:name="T13" style:family="text">
      <style:text-properties style:font-name-asian="Liberation Sans1" style:text-overline-style="none" style:text-overline-color="font-color" style:text-emphasize="none" style:font-style-asian="normal" style:font-weight-asian="normal" style:font-size-asian="11pt" style:language-asian="zh" style:country-asian="CN" style:text-line-through-mode="continuous" style:text-outline="false" style:text-line-through-type="none" fo:font-weight="normal" style:font-name="Liberation Sans1" style:font-weight-complex="normal" fo:color="#000000" fo:font-size="11pt" style:text-underline-style="none" style:text-underline-color="font-color" fo:font-style="normal" fo:text-shadow="none" fo:language="es" fo:country="CR" style:language-complex="hi" style:country-complex="IN" style:font-name-complex="Liberation Sans1" style:font-size-complex="11pt" style:font-style-complex="normal" style:font-relief="none"/>
    </style:style>
    <style:style style:name="T14" style:family="text">
      <style:text-properties style:font-size-complex="11pt" style:font-relief="none" style:font-style-complex="normal" style:font-weight-complex="normal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style:language-asian="zh" style:country-asian="CN" style:font-name="Liberation Sans1" fo:font-weight="normal" style:text-line-through-type="none" style:text-outline="false" style:text-line-through-mode="continuous" style:font-name-asian="Liberation Sans1" style:font-size-asian="11pt" style:font-weight-asian="normal" style:font-style-asian="normal" style:text-emphasize="none" style:text-overline-style="none" style:text-overline-color="font-color"/>
    </style:style>
    <style:style style:name="T15" style:family="text">
      <style:text-properties style:language-complex="hi" style:country-complex="IN" style:text-overline-style="none" style:text-overline-color="font-color" style:language-asian="zh" style:country-asian="CN" style:text-emphasize="none" style:font-style-complex="normal" style:font-style-asian="normal" style:font-weight-complex="normal" style:font-weight-asian="normal" style:font-size-complex="11pt" style:font-size-asian="11pt" fo:font-weight="normal" style:font-name-asian="Liberation Sans1" style:font-relief="none" style:font-name-complex="Liberation Sans1" fo:language="es" fo:country="CR" style:text-line-through-mode="continuous" fo:text-shadow="none" style:text-outline="false" fo:font-style="normal" style:text-line-through-type="none" style:text-underline-style="none" style:text-underline-color="font-color" fo:font-size="11pt" style:font-name="Liberation Sans1" fo:color="#000000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Parámetros.$A$2:.$A$5])" table:allow-empty-cell="true" table:display-list="unsorted" table:base-cell-address="'Sprint_#15'.I2">
          <table:error-message table:message-type="stop" table:display="true"/>
        </table:content-validation>
        <table:content-validation table:name="val2" table:condition="of:cell-content-is-in-list([Parámetros.$B$2:.$B$3])" table:allow-empty-cell="true" table:display-list="unsorted" table:base-cell-address="'Sprint_#15'.K2">
          <table:error-message table:message-type="stop" table:display="true"/>
        </table:content-validation>
      </table:content-validations>
      <table:table table:name="Sprint_#15" table:style-name="ta1">
        <table:table-column table:style-name="co1" table:default-cell-style-name="ce1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2" table:default-cell-style-name="ce8"/>
        <table:table-column table:style-name="co13" table:default-cell-style-name="ce8"/>
        <table:table-row table:style-name="ro1">
          <table:table-cell table:style-name="ce2" office:value-type="string" calcext:value-type="string">
            <text:p>Códig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re condiciones</text:p>
          </table:table-cell>
          <table:table-cell table:style-name="ce3" office:value-type="string" calcext:value-type="string">
            <text:p>Datos</text:p>
          </table:table-cell>
          <table:table-cell table:style-name="ce3" office:value-type="string" calcext:value-type="string">
            <text:p>Proceso</text:p>
          </table:table-cell>
          <table:table-cell table:style-name="ce3" office:value-type="string" calcext:value-type="string">
            <text:p>Pos condiciones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Tester</text:p>
          </table:table-cell>
          <table:table-cell table:style-name="ce4"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1" calcext:value-type="string">
            <text:p>CP-SGB-001</text:p>
          </table:table-cell>
          <table:table-cell table:style-name="ce10" office:value-type="string" calcext:value-type="string">
            <text:p><text:span text:style-name="T1">Reporte </text:span>de Exclusión de Activos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Exclusiones </text:span>ya ejecutadas almacenadas en el sistema</text:p>
            <text:p>Deben existir tipos almacenados bajo el dominio “Tipos Reporte”</text:p>
          </table:table-cell>
          <table:table-cell table:style-name="ce27"/>
          <table:table-cell table:style-name="ce27" office:value-type="string" calcext:value-type="string">
            <text:p>Se elige la opción Reportes/Exclusiones</text:p>
            <text:p><text:span text:style-name="T3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Se debe mostrar un mensaje indicando que el reporte se genero de forma exitosa</text:p>
            <text:p>Se debe abrir una nueva ventana con el reporte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02" calcext:value-type="string">
            <text:p>CP-SGB-002</text:p>
          </table:table-cell>
          <table:table-cell table:style-name="ce6" office:value-type="string" calcext:value-type="string">
            <text:p><text:span text:style-name="T1">Reporte </text:span>de Exclusión de Activos filtrado por Fechas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1">Deben existir Exclus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Fecha Inicio: 01/02/2018</text:p>
            <text:p><text:span text:style-name="T1">Fecha Final: 31/07/2018</text:span></text:p>
          </table:table-cell>
          <table:table-cell table:style-name="ce29" office:value-type="string" calcext:value-type="string">
            <text:p><text:span text:style-name="T3">Se elige la opción Reportes/Exclusiones</text:span></text:p>
            <text:p><text:span text:style-name="T5">Se digitan los datos correspondientes en el formulario</text:span></text:p>
            <text:p><text:span text:style-name="T6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3" calcext:value-type="string">
            <text:p>CP-SGB-003</text:p>
          </table:table-cell>
          <table:table-cell table:style-name="ce10" office:value-type="string" calcext:value-type="string">
            <text:p><text:span text:style-name="T1">Reporte </text:span>de Exclusión de Activos filtrado por Id Documento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Exclusiones</text:span> ya ejecutadas almacenadas en el sistema</text:p>
            <text:p>Deben existir tipos almacenados bajo el dominio “Tipos Reporte”</text:p>
          </table:table-cell>
          <table:table-cell table:style-name="ce27" office:value-type="string" calcext:value-type="string">
            <text:p>ID Documento: 168</text:p>
          </table:table-cell>
          <table:table-cell table:style-name="ce27" office:value-type="string" calcext:value-type="string">
            <text:p><text:span text:style-name="T7">Se elige la opción Reportes/Exclusiones</text:span></text:p>
            <text:p><text:span text:style-name="T8">Se digitan los datos correspondientes en el formulario</text:span></text:p>
            <text:p><text:span text:style-name="T9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04" calcext:value-type="string">
            <text:p>CP-SGB-004</text:p>
          </table:table-cell>
          <table:table-cell table:style-name="ce6" office:value-type="string" calcext:value-type="string">
            <text:p><text:span text:style-name="T1">Reporte </text:span>de Exclusión de Activos filtrado por Bien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1">Deben existir Exclus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Identificacion Bien: PLACAID117</text:p>
          </table:table-cell>
          <table:table-cell table:style-name="ce29" office:value-type="string" calcext:value-type="string">
            <text:p><text:span text:style-name="T3">Se elige la opción Reportes/Exclusiones</text:span></text:p>
            <text:p><text:span text:style-name="T5">Se digitan los datos correspondientes en el formulario</text:span></text:p>
            <text:p><text:span text:style-name="T10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05" calcext:value-type="string">
            <text:p>CP-SGB-005</text:p>
          </table:table-cell>
          <table:table-cell table:style-name="ce10" office:value-type="string" calcext:value-type="string">
            <text:p><text:span text:style-name="T1">Reporte de Exclusión de Activos formato </text:span>Excel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Exclusiones</text:span> ya ejecutadas almacenadas en el sistema</text:p>
            <text:p>Deben existir tipos almacenados bajo el dominio “Tipos Reporte”</text:p>
          </table:table-cell>
          <table:table-cell table:style-name="ce27" office:value-type="string" calcext:value-type="string">
            <text:p>Tipo Reporte: Excel</text:p>
          </table:table-cell>
          <table:table-cell table:style-name="ce27" office:value-type="string" calcext:value-type="string">
            <text:p><text:span text:style-name="T7">Se elige la opción Reportes/Exclusiones</text:span></text:p>
            <text:p><text:span text:style-name="T8">Se digitan los datos correspondientes en el formulario</text:span></text:p>
            <text:p><text:span text:style-name="T9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5">Se debe abrir una nueva ventana para guardar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06" calcext:value-type="string">
            <text:p>CP-SGB-006</text:p>
          </table:table-cell>
          <table:table-cell table:style-name="ce6" office:value-type="string" calcext:value-type="string">
            <text:p><text:span text:style-name="T1">Reporte </text:span>de Exclusión de Activos Ordenado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1">Deben existir Exclus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Orden: Identificacion</text:p>
          </table:table-cell>
          <table:table-cell table:style-name="ce29" office:value-type="string" calcext:value-type="string">
            <text:p><text:span text:style-name="T3">Se elige la opción Reportes/Exclusiones</text:span></text:p>
            <text:p><text:span text:style-name="T5">Se digitan los datos correspondientes en el formulario</text:span></text:p>
            <text:p><text:span text:style-name="T10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7" calcext:value-type="string">
            <text:p>CP-SGB-007</text:p>
          </table:table-cell>
          <table:table-cell table:style-name="ce10" office:value-type="string" calcext:value-type="string">
            <text:p><text:span text:style-name="T1">Reporte de Donació</text:span>n de Activos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Donaciones </text:span>ya ejecutadas almacenadas en el sistema</text:p>
            <text:p>Deben existir tipos almacenados bajo el dominio “Tipos Reporte”</text:p>
          </table:table-cell>
          <table:table-cell table:style-name="ce27"/>
          <table:table-cell table:style-name="ce27" office:value-type="string" calcext:value-type="string">
            <text:p><text:span text:style-name="T1">Se elige la opción Reportes/Donaciones</text:span></text:p>
            <text:p><text:span text:style-name="T3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Se debe mostrar un mensaje indicando que el reporte se genero de forma exitosa</text:p>
            <text:p>Se debe abrir una nueva ventana con el reporte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08" calcext:value-type="string">
            <text:p>CP-SGB-008</text:p>
          </table:table-cell>
          <table:table-cell table:style-name="ce6" office:value-type="string" calcext:value-type="string">
            <text:p><text:span text:style-name="T1">Reporte de Donación</text:span> de Activos filtrado por Fechas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1">Deben existir Donac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Fecha Inicio: 01/02/2018</text:p>
            <text:p><text:span text:style-name="T1">Fecha Final: 31/07/2018</text:span></text:p>
          </table:table-cell>
          <table:table-cell table:style-name="ce29" office:value-type="string" calcext:value-type="string">
            <text:p><text:span text:style-name="T3">Se elige la opción Reportes/Donaciones</text:span></text:p>
            <text:p><text:span text:style-name="T5">Se digitan los datos correspondientes en el formulario</text:span></text:p>
            <text:p><text:span text:style-name="T6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9" calcext:value-type="string">
            <text:p>CP-SGB-009</text:p>
          </table:table-cell>
          <table:table-cell table:style-name="ce10" office:value-type="string" calcext:value-type="string">
            <text:p><text:span text:style-name="T1">Reporte de Donación</text:span> de Activos filtrado por Id Documento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Donaciones</text:span> ya ejecutadas almacenadas en el sistema</text:p>
            <text:p>Deben existir tipos almacenados bajo el dominio “Tipos Reporte”</text:p>
          </table:table-cell>
          <table:table-cell table:style-name="ce27" office:value-type="string" calcext:value-type="string">
            <text:p>ID Solicitud: 567</text:p>
          </table:table-cell>
          <table:table-cell table:style-name="ce27" office:value-type="string" calcext:value-type="string">
            <text:p><text:span text:style-name="T7">Se elige la opción Reportes/Donaciones</text:span></text:p>
            <text:p><text:span text:style-name="T8">Se digitan los datos correspondientes en el formulario</text:span></text:p>
            <text:p><text:span text:style-name="T9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10" calcext:value-type="string">
            <text:p>CP-SGB-010</text:p>
          </table:table-cell>
          <table:table-cell table:style-name="ce6" office:value-type="string" calcext:value-type="string">
            <text:p><text:span text:style-name="T1">Reporte de Donación </text:span>de Activos filtrado por Bien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1">Deben existir Donac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Identificacion Bien: ID186</text:p>
          </table:table-cell>
          <table:table-cell table:style-name="ce29" office:value-type="string" calcext:value-type="string">
            <text:p><text:span text:style-name="T3">Se elige la opción Reportes/Donaciones</text:span></text:p>
            <text:p><text:span text:style-name="T5">Se digitan los datos correspondientes en el formulario</text:span></text:p>
            <text:p><text:span text:style-name="T10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11" calcext:value-type="string">
            <text:p>CP-SGB-011</text:p>
          </table:table-cell>
          <table:table-cell table:style-name="ce10" office:value-type="string" calcext:value-type="string">
            <text:p><text:span text:style-name="T1">Reporte de Donación de Activos formato </text:span>Excel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Donaciones</text:span> ya ejecutadas almacenadas en el sistema</text:p>
            <text:p>Deben existir tipos almacenados bajo el dominio “Tipos Reporte”</text:p>
          </table:table-cell>
          <table:table-cell table:style-name="ce27" office:value-type="string" calcext:value-type="string">
            <text:p>Tipo Reporte: Excel</text:p>
          </table:table-cell>
          <table:table-cell table:style-name="ce27" office:value-type="string" calcext:value-type="string">
            <text:p><text:span text:style-name="T7">Se elige la opción Reportes/Donaciones</text:span></text:p>
            <text:p><text:span text:style-name="T8">Se digitan los datos correspondientes en el formulario</text:span></text:p>
            <text:p><text:span text:style-name="T9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5">Se debe abrir una nueva ventana para guardar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12" calcext:value-type="string">
            <text:p>CP-SGB-012</text:p>
          </table:table-cell>
          <table:table-cell table:style-name="ce6" office:value-type="string" calcext:value-type="string">
            <text:p><text:span text:style-name="T1">Reporte de Donación </text:span>de Activos Ordenado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1">Deben existir Donac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Orden: Identificacion</text:p>
          </table:table-cell>
          <table:table-cell table:style-name="ce29" office:value-type="string" calcext:value-type="string">
            <text:p><text:span text:style-name="T3">Se elige la opción Reportes/Donaciones</text:span></text:p>
            <text:p><text:span text:style-name="T5">Se digitan los datos correspondientes en el formulario</text:span></text:p>
            <text:p><text:span text:style-name="T10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13" calcext:value-type="string">
            <text:p>CP-SGB-013</text:p>
          </table:table-cell>
          <table:table-cell table:style-name="ce10" office:value-type="string" calcext:value-type="string">
            <text:p>Reporte de Roles y Usuarios agrupado por Usuario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Roles y Usuarios </text:span>almacenados en el sistema</text:p>
            <text:p>Deben existir tipos almacenados bajo el dominio “Tipos Reporte”</text:p>
          </table:table-cell>
          <table:table-cell table:style-name="ce27"/>
          <table:table-cell table:style-name="ce27" office:value-type="string" calcext:value-type="string">
            <text:p><text:span text:style-name="T7">Se elige la opción Reportes/Roles por usuario</text:span></text:p>
            <text:p><text:span text:style-name="T8">Se digitan los datos correspondientes en el formulario</text:span></text:p>
            <text:p><text:span text:style-name="T9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17" table:formula="of:=CONCATENATE(&quot;CP-SGB-&quot;;TEXT((ROW()-1);&quot;000&quot;))" office:value-type="string" office:string-value="CP-SGB-014" calcext:value-type="string">
            <text:p>CP-SGB-014</text:p>
          </table:table-cell>
          <table:table-cell table:style-name="ce14" office:value-type="string" calcext:value-type="string">
            <text:p>Reporte de Roles y Usuarios agrupado por Rol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2">Deben existir Roles y Usuarios almacenados en el sistema</text:span></text:p>
            <text:p><text:span text:style-name="T1">Deben existir tipos almacenados bajo el dominio “Tipos Reporte”</text:span></text:p>
          </table:table-cell>
          <table:table-cell table:style-name="ce28" office:value-type="string" calcext:value-type="string">
            <text:p>Agrupado Por: Usuario</text:p>
          </table:table-cell>
          <table:table-cell table:style-name="ce29" office:value-type="string" calcext:value-type="string">
            <text:p><text:span text:style-name="T3">Se elige la opción Reportes/Roles por usuario</text:span></text:p>
            <text:p><text:span text:style-name="T3">Se digitan los datos correspondientes en el formulario</text:span></text:p>
            <text:p><text:span text:style-name="T3">Se da clic en el boton “Generar Reporte”</text:span></text:p>
          </table:table-cell>
          <table:table-cell table:style-name="ce28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15" calcext:value-type="string">
            <text:p>CP-SGB-015</text:p>
          </table:table-cell>
          <table:table-cell table:style-name="ce10" office:value-type="string" calcext:value-type="string">
            <text:p><text:span text:style-name="T1">Reporte de Roles y Usuarios agrupado por Usuario formato </text:span>Excel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Roles y Usuarios </text:span>almacenados en el sistema</text:p>
            <text:p>Deben existir tipos almacenados bajo el dominio “Tipos Reporte”</text:p>
          </table:table-cell>
          <table:table-cell table:style-name="ce27" office:value-type="string" calcext:value-type="string">
            <text:p>Tipo Reporte: Excel</text:p>
            <text:p><text:span text:style-name="T1">Agrupado Por: Usuario</text:span></text:p>
          </table:table-cell>
          <table:table-cell table:style-name="ce27" office:value-type="string" calcext:value-type="string">
            <text:p><text:span text:style-name="T3">Se elige la opción Reportes/Roles por usuario</text:span></text:p>
            <text:p><text:span text:style-name="T3">Se digitan los datos correspondientes en el formulario</text:span></text:p>
            <text:p><text:span text:style-name="T3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para guardar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17" table:formula="of:=CONCATENATE(&quot;CP-SGB-&quot;;TEXT((ROW()-1);&quot;000&quot;))" office:value-type="string" office:string-value="CP-SGB-016" calcext:value-type="string">
            <text:p>CP-SGB-016</text:p>
          </table:table-cell>
          <table:table-cell table:style-name="ce14" office:value-type="string" calcext:value-type="string">
            <text:p>Reporte de Roles y Usuarios agrupado por Usuario Ordenado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2">Deben existir Roles y Usuarios almacenados en el sistema</text:span></text:p>
            <text:p><text:span text:style-name="T1">Deben existir tipos almacenados bajo el dominio “Tipos Reporte”</text:span></text:p>
          </table:table-cell>
          <table:table-cell table:style-name="ce28" office:value-type="string" calcext:value-type="string">
            <text:p>Agrupado Por: Usuario</text:p>
            <text:p>Orden 1: Unidad Ejecutora</text:p>
          </table:table-cell>
          <table:table-cell table:style-name="ce29" office:value-type="string" calcext:value-type="string">
            <text:p><text:span text:style-name="T3">Se elige la opción Reportes/Roles por usuario</text:span></text:p>
            <text:p><text:span text:style-name="T3">Se digitan los datos correspondientes en el formulario</text:span></text:p>
            <text:p><text:span text:style-name="T3">Se da clic en el boton “Generar Reporte”</text:span></text:p>
          </table:table-cell>
          <table:table-cell table:style-name="ce28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17" calcext:value-type="string">
            <text:p>CP-SGB-017</text:p>
          </table:table-cell>
          <table:table-cell table:style-name="ce10" office:value-type="string" calcext:value-type="string">
            <text:p>Reporte de Bienes por excluir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Bienes pendientes de excluir </text:span>en el sistema</text:p>
            <text:p>Deben existir tipos almacenados bajo el dominio “Tipos Reporte”</text:p>
          </table:table-cell>
          <table:table-cell table:style-name="ce27"/>
          <table:table-cell table:style-name="ce27" office:value-type="string" calcext:value-type="string">
            <text:p><text:span text:style-name="T11">Se elige la opción Reportes/Bienes por excluir</text:span></text:p>
            <text:p><text:span text:style-name="T12">Se digitan los datos correspondientes en el formulario</text:span></text:p>
            <text:p><text:span text:style-name="T11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Se debe mostrar un mensaje indicando que el reporte se genero de forma exitosa</text:p>
            <text:p>Se debe abrir una nueva ventana con el reporte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18" calcext:value-type="string">
            <text:p>CP-SGB-018</text:p>
          </table:table-cell>
          <table:table-cell table:style-name="ce6" office:value-type="string" calcext:value-type="string">
            <text:p><text:span text:style-name="T1">Reporte de Bienes por excluir</text:span> filtrado por Fechas</text:p>
          </table:table-cell>
          <table:table-cell table:style-name="ce7" office:value-type="string" calcext:value-type="string">
            <text:p><text:span text:style-name="T3">El usuario debe estar loggeado en el sistema</text:span></text:p>
            <text:p><text:span text:style-name="T4">Deben existir Bienes pendientes de excluir en el sistema</text:span></text:p>
            <text:p><text:span text:style-name="T3">Deben existir tipos almacenados bajo el dominio “Tipos Reporte”</text:span></text:p>
          </table:table-cell>
          <table:table-cell office:value-type="string" calcext:value-type="string">
            <text:p>Fecha Inicio: 01/02/2018</text:p>
            <text:p><text:span text:style-name="T1">Fecha Final: 31/07/2018</text:span></text:p>
          </table:table-cell>
          <table:table-cell table:style-name="ce29" office:value-type="string" calcext:value-type="string">
            <text:p><text:span text:style-name="T3">Se elige la opción Reportes/Bienes por excluir</text:span></text:p>
            <text:p><text:span text:style-name="T5">Se digitan los datos correspondientes en el formulario</text:span></text:p>
            <text:p><text:span text:style-name="T10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19" calcext:value-type="string">
            <text:p>CP-SGB-019</text:p>
          </table:table-cell>
          <table:table-cell table:style-name="ce10" office:value-type="string" calcext:value-type="string">
            <text:p><text:span text:style-name="T1">Reporte de Bienes por excluir filtrado por estado de exclusió</text:span>n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<text:span text:style-name="T2">Deben existir Bienes pendientes de excluir en el sistema</text:span></text:p>
            <text:p><text:span text:style-name="T1">Deben existir tipos almacenados bajo el dominio “Tipos Reporte”</text:span></text:p>
          </table:table-cell>
          <table:table-cell table:style-name="ce27" office:value-type="string" calcext:value-type="string">
            <text:p>Estado: Creada</text:p>
          </table:table-cell>
          <table:table-cell table:style-name="ce27" office:value-type="string" calcext:value-type="string">
            <text:p><text:span text:style-name="T11">Se elige la opción Reportes/Bienes por excluir</text:span></text:p>
            <text:p><text:span text:style-name="T12">Se digitan los datos correspondientes en el formulario</text:span></text:p>
            <text:p><text:span text:style-name="T11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20" calcext:value-type="string">
            <text:p>CP-SGB-020</text:p>
          </table:table-cell>
          <table:table-cell table:style-name="ce6" office:value-type="string" calcext:value-type="string">
            <text:p><text:span text:style-name="T1">Reporte de Bienes por excluir filtrado por tipo de exclusió</text:span>n</text:p>
          </table:table-cell>
          <table:table-cell table:style-name="ce7" office:value-type="string" calcext:value-type="string">
            <text:p><text:span text:style-name="T3">El usuario debe estar loggeado en el sistema</text:span></text:p>
            <text:p><text:span text:style-name="T4">Deben existir Bienes pendientes de excluir en el sistema</text:span></text:p>
            <text:p><text:span text:style-name="T3">Deben existir tipos almacenados bajo el dominio “Tipos Reporte”</text:span></text:p>
          </table:table-cell>
          <table:table-cell office:value-type="string" calcext:value-type="string">
            <text:p>Tipo: DONACION</text:p>
          </table:table-cell>
          <table:table-cell table:style-name="ce29" office:value-type="string" calcext:value-type="string">
            <text:p><text:span text:style-name="T3">Se elige la opción Reportes/Bienes por excluir</text:span></text:p>
            <text:p><text:span text:style-name="T5">Se digitan los datos correspondientes en el formulario</text:span></text:p>
            <text:p><text:span text:style-name="T10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21" calcext:value-type="string">
            <text:p>CP-SGB-021</text:p>
          </table:table-cell>
          <table:table-cell table:style-name="ce10" office:value-type="string" calcext:value-type="string">
            <text:p><text:span text:style-name="T1">Reporte de Bienes por excluir formato </text:span>Excel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<text:span text:style-name="T2">Deben existir Bienes pendientes de excluir en el sistema</text:span></text:p>
            <text:p><text:span text:style-name="T1">Deben existir tipos almacenados bajo el dominio “Tipos Reporte”</text:span></text:p>
          </table:table-cell>
          <table:table-cell table:style-name="ce27" office:value-type="string" calcext:value-type="string">
            <text:p>Tipo Reporte: Excel</text:p>
          </table:table-cell>
          <table:table-cell table:style-name="ce27" office:value-type="string" calcext:value-type="string">
            <text:p><text:span text:style-name="T11">Se elige la opción Reportes/Bienes por excluir</text:span></text:p>
            <text:p><text:span text:style-name="T12">Se digitan los datos correspondientes en el formulario</text:span></text:p>
            <text:p><text:span text:style-name="T11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5">Se debe abrir una nueva ventana para guardar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22" calcext:value-type="string">
            <text:p>CP-SGB-022</text:p>
          </table:table-cell>
          <table:table-cell table:style-name="ce6" office:value-type="string" calcext:value-type="string">
            <text:p>Reporte de Bienes por excluir ordenado</text:p>
          </table:table-cell>
          <table:table-cell table:style-name="ce7" office:value-type="string" calcext:value-type="string">
            <text:p><text:span text:style-name="T3">El usuario debe estar loggeado en el sistema</text:span></text:p>
            <text:p><text:span text:style-name="T4">Deben existir Bienes pendientes de excluir en el sistema</text:span></text:p>
            <text:p><text:span text:style-name="T3">Deben existir tipos almacenados bajo el dominio “Tipos Reporte”</text:span></text:p>
          </table:table-cell>
          <table:table-cell office:value-type="string" calcext:value-type="string">
            <text:p>Orden: Identificacion</text:p>
          </table:table-cell>
          <table:table-cell table:style-name="ce29" office:value-type="string" calcext:value-type="string">
            <text:p><text:span text:style-name="T3">Se elige la opción Reportes/Bienes por excluir</text:span></text:p>
            <text:p><text:span text:style-name="T5">Se digitan los datos correspondientes en el formulario</text:span></text:p>
            <text:p><text:span text:style-name="T10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23" calcext:value-type="string">
            <text:p>CP-SGB-023</text:p>
          </table:table-cell>
          <table:table-cell table:style-name="ce10" office:value-type="string" calcext:value-type="string">
            <text:p>Reporte de comprobante de Prestamo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Prestamos con estado “Solicitado” </text:span>almacenados en el sistema</text:p>
          </table:table-cell>
          <table:table-cell table:style-name="ce27"/>
          <table:table-cell table:style-name="ce27" office:value-type="string" calcext:value-type="string">
            <text:p><text:span text:style-name="T7">Se elige la opción Movimientos/Prestamos</text:span></text:p>
            <text:p><text:span text:style-name="T13">Se filtra el listado por estado “Solicitado”</text:span></text:p>
            <text:p><text:span text:style-name="T13">Se da clic en el boton “Detalle” de un prestamo </text:span></text:p>
            <text:p><text:span text:style-name="T8">Se da clic en el boton “Aprobar”</text:span></text:p>
          </table:table-cell>
          <table:table-cell table:style-name="ce27"/>
          <table:table-cell table:style-name="ce11" office:value-type="string" calcext:value-type="string">
            <text:p>Se debe abrir una nueva ventana con el reporte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24" calcext:value-type="string">
            <text:p>CP-SGB-024</text:p>
          </table:table-cell>
          <table:table-cell table:style-name="ce6" office:value-type="string" calcext:value-type="string">
            <text:p><text:span text:style-name="T1">Reporte de autorizació</text:span>n de Salida</text:p>
          </table:table-cell>
          <table:table-cell table:style-name="ce7" office:value-type="string" calcext:value-type="string">
            <text:p><text:span text:style-name="T3">El usuario debe estar loggeado en el sistema</text:span></text:p>
            <text:p><text:span text:style-name="T4">Deben existir Solicitudes de Autorizacion de Salida en estado “Proceso” almacenados en el sistema</text:span></text:p>
          </table:table-cell>
          <table:table-cell/>
          <table:table-cell table:style-name="ce29" office:value-type="string" calcext:value-type="string">
            <text:p><text:span text:style-name="T14">Se elige la opción Movimientos/Autorizacion de salida</text:span></text:p>
            <text:p><text:span text:style-name="T12">Se filtra el listado por estado “Proceso”</text:span></text:p>
            <text:p><text:span text:style-name="T14">Se da clic en el boton “Detalle” de un prestamo </text:span></text:p>
            <text:p><text:span text:style-name="T12">Se da clic en el boton “Aceptar”</text:span></text:p>
          </table:table-cell>
          <table:table-cell table:style-name="ce29"/>
          <table:table-cell table:style-name="ce7" office:value-type="string" calcext:value-type="string">
            <text:p>Se debe abrir una nueva ventana con el reporte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25" calcext:value-type="string">
            <text:p>CP-SGB-025</text:p>
          </table:table-cell>
          <table:table-cell table:style-name="ce10" office:value-type="string" calcext:value-type="string">
            <text:p>Reporte de Bienes por usuario</text:p>
          </table:table-cell>
          <table:table-cell table:style-name="ce11" office:value-type="string" calcext:value-type="string">
            <text:p>El usuario debe estar loggeado en el sistema</text:p>
            <text:p><text:span text:style-name="T1">Deben existir Bienes </text:span>en el sistema</text:p>
            <text:p>Deben existir tipos almacenados bajo el dominio “Tipos Reporte”</text:p>
          </table:table-cell>
          <table:table-cell table:style-name="ce27"/>
          <table:table-cell table:style-name="ce27" office:value-type="string" calcext:value-type="string">
            <text:p><text:span text:style-name="T9">Se elige la opción Reportes/Bienes por usuario</text:span></text:p>
            <text:p><text:span text:style-name="T12">Se digitan los datos correspondientes en el formulario</text:span></text:p>
            <text:p><text:span text:style-name="T9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Se debe mostrar un mensaje indicando que el reporte se genero de forma exitosa</text:p>
            <text:p>Se debe abrir una nueva ventana con el reporte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26" calcext:value-type="string">
            <text:p>CP-SGB-026</text:p>
          </table:table-cell>
          <table:table-cell table:style-name="ce6" office:value-type="string" calcext:value-type="string">
            <text:p>Reporte de Bienes por usuario filtrado por usuario</text:p>
          </table:table-cell>
          <table:table-cell table:style-name="ce7" office:value-type="string" calcext:value-type="string">
            <text:p><text:span text:style-name="T3">El usuario debe estar loggeado en el sistema</text:span></text:p>
            <text:p><text:span text:style-name="T4">Deben existir Bienes en el sistema</text:span></text:p>
            <text:p><text:span text:style-name="T3">Deben existir tipos almacenados bajo el dominio “Tipos Reporte”</text:span></text:p>
          </table:table-cell>
          <table:table-cell office:value-type="string" calcext:value-type="string">
            <text:p>Usuario: luis.hidalgo</text:p>
          </table:table-cell>
          <table:table-cell table:style-name="ce29" office:value-type="string" calcext:value-type="string">
            <text:p><text:span text:style-name="T3">Se elige la opción Reportes/Bienes por usuario</text:span></text:p>
            <text:p><text:span text:style-name="T5">Se digitan los datos correspondientes en el formulario</text:span></text:p>
            <text:p><text:span text:style-name="T10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27" calcext:value-type="string">
            <text:p>CP-SGB-027</text:p>
          </table:table-cell>
          <table:table-cell table:style-name="ce10" office:value-type="string" calcext:value-type="string">
            <text:p>Reporte de Bienes por usuario filtrado bien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<text:span text:style-name="T4">Deben existir Bienes en el sistema</text:span></text:p>
            <text:p><text:span text:style-name="T1">Deben existir tipos almacenados bajo el dominio “Tipos Reporte”</text:span></text:p>
          </table:table-cell>
          <table:table-cell table:style-name="ce27" office:value-type="string" calcext:value-type="string">
            <text:p>Estado: Creada</text:p>
          </table:table-cell>
          <table:table-cell table:style-name="ce27" office:value-type="string" calcext:value-type="string">
            <text:p><text:span text:style-name="T9">Se elige la opción Reportes/Bienes por usuario</text:span></text:p>
            <text:p><text:span text:style-name="T12">Se digitan los datos correspondientes en el formulario</text:span></text:p>
            <text:p><text:span text:style-name="T9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5" table:formula="of:=CONCATENATE(&quot;CP-SGB-&quot;;TEXT((ROW()-1);&quot;000&quot;))" office:value-type="string" office:string-value="CP-SGB-028" calcext:value-type="string">
            <text:p>CP-SGB-028</text:p>
          </table:table-cell>
          <table:table-cell table:style-name="ce6" office:value-type="string" calcext:value-type="string">
            <text:p>Reporte de Bienes por usuario ordenado</text:p>
          </table:table-cell>
          <table:table-cell table:style-name="ce7" office:value-type="string" calcext:value-type="string">
            <text:p><text:span text:style-name="T3">El usuario debe estar loggeado en el sistema</text:span></text:p>
            <text:p><text:span text:style-name="T4">Deben existir Bienes en el sistema</text:span></text:p>
            <text:p><text:span text:style-name="T3">Deben existir tipos almacenados bajo el dominio “Tipos Reporte”</text:span></text:p>
          </table:table-cell>
          <table:table-cell office:value-type="string" calcext:value-type="string">
            <text:p>Orden: Identificacion</text:p>
          </table:table-cell>
          <table:table-cell table:style-name="ce29" office:value-type="string" calcext:value-type="string">
            <text:p><text:span text:style-name="T3">Se elige la opción Reportes/Bienes por usuario</text:span></text:p>
            <text:p><text:span text:style-name="T5">Se digitan los datos correspondientes en el formulario</text:span></text:p>
            <text:p><text:span text:style-name="T10">Se da clic en el boton “Generar Reporte”</text:span></text:p>
          </table:table-cell>
          <table:table-cell table:style-name="ce29"/>
          <table:table-cell table:style-name="ce7" office:value-type="string" calcext:value-type="string">
            <text:p><text:span text:style-name="T1">Se debe mostrar un mensaje indicando que el reporte se genero de forma exitosa</text:span></text:p>
            <text:p><text:span text:style-name="T1">Se debe abrir una nueva ventana con el reporte</text:span>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4">
          <table:table-cell table:style-name="ce10" table:formula="of:=CONCATENATE(&quot;CP-SGB-&quot;;TEXT((ROW()-1);&quot;000&quot;))" office:value-type="string" office:string-value="CP-SGB-029" calcext:value-type="string">
            <text:p>CP-SGB-029</text:p>
          </table:table-cell>
          <table:table-cell table:style-name="ce10" office:value-type="string" calcext:value-type="string">
            <text:p>Reporte de Bienes por usuario formato Excel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<text:span text:style-name="T4">Deben existir Bienes en el sistema</text:span></text:p>
            <text:p><text:span text:style-name="T1">Deben existir tipos almacenados bajo el dominio “Tipos Reporte”</text:span></text:p>
          </table:table-cell>
          <table:table-cell table:style-name="ce27" office:value-type="string" calcext:value-type="string">
            <text:p>Tipo Reporte: Excel</text:p>
          </table:table-cell>
          <table:table-cell table:style-name="ce27" office:value-type="string" calcext:value-type="string">
            <text:p><text:span text:style-name="T9">Se elige la opción Reportes/Bienes por usuario</text:span></text:p>
            <text:p><text:span text:style-name="T12">Se digitan los datos correspondientes en el formulario</text:span></text:p>
            <text:p><text:span text:style-name="T9">Se da clic en el boton “Generar Reporte”</text:span></text:p>
          </table:table-cell>
          <table:table-cell table:style-name="ce27"/>
          <table:table-cell table:style-name="ce11" office:value-type="string" calcext:value-type="string">
            <text:p><text:span text:style-name="T1">Se debe mostrar un mensaje indicando que el reporte se genero de forma exitosa</text:span></text:p>
            <text:p><text:span text:style-name="T15">Se debe abrir una nueva ventana para guardar el reporte</text:span></text:p>
          </table:table-cell>
          <table:table-cell table:style-name="ce27"/>
          <table:table-cell table:style-name="ce27" table:content-validation-name="val1" office:value-type="string" calcext:value-type="string">
            <text:p>Aprobado</text:p>
          </table:table-cell>
          <table:table-cell table:style-name="ce27"/>
          <table:table-cell table:style-name="ce27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5" table:number-rows-repeated="1048530">
          <table:table-cell table:number-columns-repeated="1024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rámetros" table:style-name="ta1">
        <table:table-column table:style-name="co12" table:number-columns-repeated="2" table:default-cell-style-name="ce34"/>
        <table:table-column table:style-name="co13" table:number-columns-repeated="1022" table:default-cell-style-name="ce34"/>
        <table:table-row table:style-name="ro7">
          <table:table-cell office:value-type="string" calcext:value-type="string">
            <text:p>Estados</text:p>
          </table:table-cell>
          <table:table-cell office:value-type="string" calcext:value-type="string">
            <text:p>Tester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endiente</text:p>
          </table:table-cell>
          <table:table-cell office:value-type="string" calcext:value-type="string">
            <text:p>Alvar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Aprobado</text:p>
          </table:table-cell>
          <table:table-cell office:value-type="string" calcext:value-type="string">
            <text:p>Jair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hazado</text:p>
          </table:table-cell>
          <table:table-cell office:value-type="string" calcext:value-type="string">
            <text:p>Jorg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ondicionado</text:p>
          </table:table-cell>
          <table:table-cell office:value-type="string" calcext:value-type="string">
            <text:p>Oscar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Raul</text:p>
          </table:table-cell>
          <table:table-cell table:number-columns-repeated="1022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4:09:06.081244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Cascante, Alvaro</meta:initial-creator>
    <meta:creation-date>2017-08-10T16:12:52Z</meta:creation-date>
    <dc:date>2018-11-23T12:35:59.184016807</dc:date>
    <meta:editing-cycles>73</meta:editing-cycles>
    <meta:editing-duration>PT4H30M8S</meta:editing-duration>
    <meta:document-statistic meta:table-count="2" meta:cell-count="247" meta:object-count="0"/>
  </office:meta>
</office:document-meta>
</file>